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paragraph-properties fo:text-align="center"/>
      <style:text-properties style:font-name="Times" fo:font-size="12.0pt"/>
    </style:style>
    <style:style style:name="P3" style:family="paragraph" style:parent-style-name="Standard">
      <style:text-properties style:font-name="Times" fo:font-size="12.0pt"/>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5"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level-style-bullet text:level="2" text:bullet-char="">
        <style:list-level-properties text:space-before="0.50in" text:min-label-width="0.25in"/>
      </text:list-level-style-bullet>
    </text:list-style>
  </office:automatic-styles>
  <office:body>
    <office:text>
      <text:p text:style-name="P1">Iteration 2 Feature Set Plan</text:p>
      <text:p text:style-name="P1">Team 7: Greg’s List</text:p>
      <text:p text:style-name="P2">Carter Dewey, <text:s/>Amanda Doyle, Bobby Santoski, Greg Walters, Morgan Winslow</text:p>
      <text:p text:style-name="P2"/>
      <text:p text:style-name="P3">Greg’s List is an SMU-specific marketplace to exchange goods like textbooks, bikes, dorm furniture, and arrange meetings for studying, etc.</text:p>
      <text:p text:style-name="P3"/>
      <text:list text:style-name="L1">
        <text:list-item>
          <text:p text:style-name="P4">Home Page</text:p>
          <text:list>
            <text:list-item>
              <text:p text:style-name="P5">Instructions: Navigate to listing categories using the “Category Side Bar”</text:p>
            </text:list-item>
            <text:list-item>
              <text:p text:style-name="P5">Desired result: Clicking on a category will bring you to a search result page in which all of the listings of that category are displayed.</text:p>
            </text:list-item>
            <text:list-item>
              <text:p text:style-name="P5">Instructions: Select a listing from the listing slide show on the home page</text:p>
            </text:list-item>
            <text:list-item>
              <text:p text:style-name="P5">Desired result: User will be taken to the appropriate listing page based on whatever listing was click from the slide show. </text:p>
            </text:list-item>
          </text:list>
        </text:list-item>
        <text:list-item>
          <text:p text:style-name="P4">Create Listing</text:p>
          <text:list>
            <text:list-item>
              <text:p text:style-name="P5">Instructions: Choose a listing category and create a listing</text:p>
            </text:list-item>
            <text:list-item>
              <text:p text:style-name="P5">Desired result: Once a listing category is chosen the correct fields for that listing will display and the user will be able to fill them out.</text:p>
            </text:list-item>
          </text:list>
        </text:list-item>
        <text:list-item>
          <text:p text:style-name="P4">Navigation Bar</text:p>
          <text:list>
            <text:list-item>
              <text:p text:style-name="P5">Instructions: Enter a search in the search bar to search through listing names and descriptions</text:p>
            </text:list-item>
            <text:list-item>
              <text:p text:style-name="P5">Desired result: Entering a search will take you to a search result page that displays all listings from every category that have the search term in the title or description of the listing. </text:p>
            </text:list-item>
          </text:list>
        </text:list-item>
        <text:list-item>
          <text:p text:style-name="P4">View Listings</text:p>
          <text:list>
            <text:list-item>
              <text:p text:style-name="P5">Instructions: Select a listing from the search results page</text:p>
            </text:list-item>
            <text:list-item>
              <text:p text:style-name="P5">Desired result: User is shown the full listing page for the listing that was clicked, including contact information of the seller.</text:p>
            </text:list-item>
          </text:list>
        </text:list-item>
        <text:list-item>
          <text:p text:style-name="P4">Search Results Page</text:p>
          <text:list>
            <text:list-item>
              <text:p text:style-name="P5">Instructions: After filling and submitting a search click on a category on the results page</text:p>
            </text:list-item>
            <text:list-item>
              <text:p text:style-name="P5">Desired result: Clicking on a category will narrow down the search to search only within that specific category.</text:p>
            </text:list-item>
          </text:list>
        </text:list-item>
        <text:list-item>
          <text:p text:style-name="P4">Android Application </text:p>
          <text:list>
            <text:list-item>
              <text:p text:style-name="P5">Instructions: Login using SMU email address and password and click the Sign In button</text:p>
            </text:list-item>
            <text:list-item>
              <text:p text:style-name="P5">Desired Result: The user will be taken to the Home Page and be able to view the top ten most recent listings</text:p>
            </text:list-item>
            <text:list-item>
              <text:p text:style-name="P5">Instructions: Sign Up using SMU email address, First Name, Last Name, and Password (including re-enter password)</text:p>
            </text:list-item>
            <text:list-item>
              <text:p text:style-name="P5">Desired Result: If all fields are entered correctly, show a popup for successful registration and then take them to the home page. If there are errors in any field, show a popup giving them a specific error on what was wrong and redirect to that same screen.</text:p>
            </text:list-item>
            <text:list-item>
              <text:p text:style-name="P5">Instructions: Visit an initial page that asks if the user wants to login or sign up</text:p>
            </text:list-item>
            <text:list-item>
              <text:p text:style-name="P5">Desired Result: Clicking the login button will take them to the login page and clicking the sign up button will take them to the sign up page</text:p>
            </text:list-item>
            <text:list-item>
              <text:p text:style-name="P5">Instructions: Enter a search term into the search field on the Home Page</text:p>
            </text:list-item>
            <text:list-item>
              <text:p text:style-name="P5">Desired Result: The user will be taken to the Search Results page and be able to view the results for their chosen search term</text:p>
            </text:list-item>
            <text:list-item>
              <text:p text:style-name="P5">Instructions: Click on the nav bar buttons - Home, Logout, My Account</text:p>
            </text:list-item>
            <text:list-item>
              <text:p text:style-name="P5">Desired Result: The Home button will take the user to their Home Page, the Logout button will take them to the initial screen, and the My Account button will take them to their Account Page</text:p>
            </text:list-item>
            <text:list-item>
              <text:p text:style-name="P5">Instructions: Visit the Home Page either by clicking the nav or on initial login/signup</text:p>
            </text:list-item>
            <text:list-item>
              <text:p text:style-name="P5">Desired Result: View the ten most recent listings: each listing title will be clickable and will take the user to a page dedicated to the full description of that listing </text:p>
            </text:list-item>
            <text:list-item>
              <text:p text:style-name="P5">Instructions: Visit the My Account page by clicking on the My Account link on the nav bar</text:p>
            </text:list-item>
            <text:list-item>
              <text:p text:style-name="P5">Desired Result: Take the user to their Account Page which shows their contact information and their listings - listing titles will be clickable and will take the user to the page dedicated to the full description of that lis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meta:generator>
    <meta:initial-creator>Bobby Santoski</meta:initial-creator>
  </office:meta>
</office:document-meta>
</file>